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TableRowElementImpl.setCells( HTMLCollection cel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MLTableRowElementImpl.getCel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TableRowElementImpl.getRowIndex( Node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MLTableRowElementImpl.getSectionRow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TableRowElementImpl.setVAlign( String v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RowElementImpl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RowElementImpl.deleteCell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MLTableRowElementImpl.get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TableRowElementImpl.setRowIndex( int row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MLTableRowElementImpl.getBg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RowElementImpl.getCh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RowElementImpl.setChOff( String ch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RowElementImpl.HTMLTableRow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RowElementImpl.getRowInde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MLTableRowElementImpl.setCh( String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TableRowElementImpl.getV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RowElementImpl.insertCell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TMLTableRowElementImpl.setBgColor( String bg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RowElementImpl.setSectionRowIndex( int sectionRow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TableRowElementImpl.get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RowElementImpl.cloneNode(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